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563in"/>
    </style:style>
    <style:style style:name="co2" style:family="table-column">
      <style:table-column-properties fo:break-before="auto" style:column-width="0.8693in"/>
    </style:style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0.9047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0.8098in"/>
    </style:style>
    <style:style style:name="co7" style:family="table-column">
      <style:table-column-properties fo:break-before="auto" style:column-width="0.3689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style:font-name="Liberation Sans2" fo:font-size="10pt" style:text-underline-style="none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style:font-name="Liberation Sans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  <style:style style:name="T3" style:family="text">
      <style:text-properties style:font-name="Liberation Sans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s-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25" table:default-cell-style-name="Default"/>
        <table:table-column table:style-name="co8" table:default-cell-style-name="ce8"/>
        <table:table-column table:style-name="co9" table:default-cell-style-name="ce8"/>
        <table:table-row table:style-name="ro1">
          <table:table-cell table:style-name="ce1" office:value-type="string" calcext:value-type="string" table:number-columns-spanned="6" table:number-rows-spanned="1">
            <text:p>81 Item Questionnaire Inspired by <text:span text:style-name="T1">The Enneagram Made Easy</text:span></text:p>
          </table:table-cell>
          <table:covered-table-cell table:number-columns-repeated="5" table:style-name="ce15"/>
          <table:table-cell table:number-columns-repeated="29"/>
        </table:table-row>
        <table:table-row table:style-name="ro2">
          <table:table-cell table:style-name="ce2"/>
          <table:table-cell table:style-name="ce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5"/>
          <table:table-cell table:style-name="ce9"/>
          <table:table-cell table:number-columns-repeated="28"/>
        </table:table-row>
        <table:table-row table:style-name="ro3">
          <table:table-cell table:style-name="ce3" office:value-type="string" calcext:value-type="string">
            <text:p>With Respect to the Person Being Analyzed,</text:p>
          </table:table-cell>
          <table:table-cell table:style-name="ce7" office:value-type="string" calcext:value-type="string">
            <text:p>Very</text:p>
          </table:table-cell>
          <table:table-cell table:style-name="ce7" table:number-columns-repeated="3"/>
          <table:table-cell table:style-name="ce7" office:value-type="string" calcext:value-type="string">
            <text:p>Very</text:p>
          </table:table-cell>
          <table:table-cell table:style-name="ce9" office:value-type="string" calcext:value-type="string">
            <text:p>|</text:p>
          </table:table-cell>
          <table:table-cell table:number-columns-repeated="27"/>
          <table:table-cell table:style-name="ce7" office:value-type="string" calcext:value-type="string">
            <text:p>Score For</text:p>
          </table:table-cell>
        </table:table-row>
        <table:table-row table:style-name="ro3">
          <table:table-cell table:style-name="ce3" office:value-type="string" calcext:value-type="string">
            <text:p>How Accurate Is Each Item?</text:p>
          </table:table-cell>
          <table:table-cell table:number-columns-repeated="2" table:style-name="ce7" office:value-type="string" calcext:value-type="string">
            <text:p>Inaccurate</text:p>
          </table:table-cell>
          <table:table-cell table:style-name="ce7" office:value-type="string" calcext:value-type="string">
            <text:p>Neutral</text:p>
          </table:table-cell>
          <table:table-cell table:number-columns-repeated="2" table:style-name="ce7" office:value-type="string" calcext:value-type="string">
            <text:p>Accurate</text:p>
          </table:table-cell>
          <table:table-cell table:style-name="ce9" office:value-type="string" calcext:value-type="string">
            <text:p>|</text:p>
          </table:table-cell>
          <table:table-cell table:number-columns-repeated="26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This Item</text:p>
          </table:table-cell>
        </table:table-row>
        <table:table-row table:style-name="ro4">
          <table:table-cell office:value-type="string" calcext:value-type="string">
            <text:p>I am individualistic and not afraid to be differen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ve a positive outlook on lif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make a good first im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worry, even when things are going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sincere people who have integ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assertive and even aggres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fearless and willing to take risk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find it difficult to watch violence on TV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 my best to keep my wor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indecis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lert and caut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ideas to material possess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chedules and to-do lists help me keep on track and get things don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pbeat and energe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sensitiv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rticulate and care about grammar, spelling, and punctua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motional and my feelings are easily hur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decisive and unshakeab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stay bus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supportive of other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 can be difficult getting started, but once I'm going it's hard to stop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 some ways, I am a "jack of all trad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fun to be like a fly on the wa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make other people happ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ant to be there for my friends when they are sa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ill continue working even when I don't feel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Nice guys finish last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ractical and r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Flattery will get you nowher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hate to feel lone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ometimes I hide my inner conflict behind a calm exterio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ometimes get lost in a pit of depress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 bit of a packrat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be likeable and tend to like others as well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thers sometimes look to me for directio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punctual and hate being lat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uspect that fake, pretentious people are hiding somet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41]);1;IF(ISTEXT([.C41]);2;IF(ISTEXT([.D41]);3;IF(ISTEXT([.E41]);4;IF(ISTEXT([.F4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k hard and am protective of the ones I lov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42]);1;IF(ISTEXT([.C42]);2;IF(ISTEXT([.D42]);3;IF(ISTEXT([.E42]);4;IF(ISTEXT([.F4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“It is better to give than to receive”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43]);1;IF(ISTEXT([.C43]);2;IF(ISTEXT([.D43]);3;IF(ISTEXT([.E43]);4;IF(ISTEXT([.F4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ontrolling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44]);1;IF(ISTEXT([.C44]);2;IF(ISTEXT([.D44]);3;IF(ISTEXT([.E44]);4;IF(ISTEXT([.F4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rowds tend to wear me ou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45]);1;IF(ISTEXT([.C45]);2;IF(ISTEXT([.D45]);3;IF(ISTEXT([.E45]);4;IF(ISTEXT([.F4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being in harmony with people and natur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46]);1;IF(ISTEXT([.C46]);2;IF(ISTEXT([.D46]);3;IF(ISTEXT([.E46]);4;IF(ISTEXT([.F4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nhibited and feel free to speak my min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47]);1;IF(ISTEXT([.C47]);2;IF(ISTEXT([.D47]);3;IF(ISTEXT([.E47]);4;IF(ISTEXT([.F4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onest, sincere, and value fairne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48]);1;IF(ISTEXT([.C48]);2;IF(ISTEXT([.D48]);3;IF(ISTEXT([.E48]);4;IF(ISTEXT([.F4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happy with who I a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49]);1;IF(ISTEXT([.C49]);2;IF(ISTEXT([.D49]);3;IF(ISTEXT([.E49]);4;IF(ISTEXT([.F4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ften prioritize others' needs over my own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0]);1;IF(ISTEXT([.C50]);2;IF(ISTEXT([.D50]);3;IF(ISTEXT([.E50]);4;IF(ISTEXT([.F5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sometimes be my own worst enem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51]);1;IF(ISTEXT([.C51]);2;IF(ISTEXT([.D51]);3;IF(ISTEXT([.E51]);4;IF(ISTEXT([.F5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argumentative and am not afraid to figh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52]);1;IF(ISTEXT([.C52]);2;IF(ISTEXT([.D52]);3;IF(ISTEXT([.E52]);4;IF(ISTEXT([.F5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enjoy reading, learning, and watchi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53]);1;IF(ISTEXT([.C53]);2;IF(ISTEXT([.D53]);3;IF(ISTEXT([.E53]);4;IF(ISTEXT([.F5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urrent events sometimes make me depressed and even upse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54]);1;IF(ISTEXT([.C54]);2;IF(ISTEXT([.D54]);3;IF(ISTEXT([.E54]);4;IF(ISTEXT([.F5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on't like to be fenced in with obligation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55]);1;IF(ISTEXT([.C55]);2;IF(ISTEXT([.D55]);3;IF(ISTEXT([.E55]);4;IF(ISTEXT([.F5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eject attempts to control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56]);1;IF(ISTEXT([.C56]);2;IF(ISTEXT([.D56]);3;IF(ISTEXT([.E56]);4;IF(ISTEXT([.F5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agreeable and tend to adapt to those arou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57]);1;IF(ISTEXT([.C57]);2;IF(ISTEXT([.D57]);3;IF(ISTEXT([.E57]);4;IF(ISTEXT([.F5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see things as being mostly black-and-white - they are good or bad, right or wrong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58]);1;IF(ISTEXT([.C58]);2;IF(ISTEXT([.D58]);3;IF(ISTEXT([.E58]);4;IF(ISTEXT([.F5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willing to work late to meet deadli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59]);1;IF(ISTEXT([.C59]);2;IF(ISTEXT([.D59]);3;IF(ISTEXT([.E59]);4;IF(ISTEXT([.F5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it when people try to manipulate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60]);1;IF(ISTEXT([.C60]);2;IF(ISTEXT([.D60]);3;IF(ISTEXT([.E60]);4;IF(ISTEXT([.F6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come out of my shell only around those with shared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61]);1;IF(ISTEXT([.C61]);2;IF(ISTEXT([.D61]);3;IF(ISTEXT([.E61]);4;IF(ISTEXT([.F6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t's easier to do quick unimportant tasks than the big important on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2]);1;IF(ISTEXT([.C62]);2;IF(ISTEXT([.D62]);3;IF(ISTEXT([.E62]);4;IF(ISTEXT([.F6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it when people understand m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63]);1;IF(ISTEXT([.C63]);2;IF(ISTEXT([.D63]);3;IF(ISTEXT([.E63]);4;IF(ISTEXT([.F6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have a variety of interest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64]);1;IF(ISTEXT([.C64]);2;IF(ISTEXT([.D64]);3;IF(ISTEXT([.E64]);4;IF(ISTEXT([.F6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ry to follow the rules, but sometimes need to break them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65]);1;IF(ISTEXT([.C65]);2;IF(ISTEXT([.D65]);3;IF(ISTEXT([.E65]);4;IF(ISTEXT([.F6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prefer that relationships be harmoniou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66]);1;IF(ISTEXT([.C66]);2;IF(ISTEXT([.D66]);3;IF(ISTEXT([.E66]);4;IF(ISTEXT([.F6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rarely get bor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67]);1;IF(ISTEXT([.C67]);2;IF(ISTEXT([.D67]);3;IF(ISTEXT([.E67]);4;IF(ISTEXT([.F6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keep things organized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68]);1;IF(ISTEXT([.C68]);2;IF(ISTEXT([.D68]);3;IF(ISTEXT([.E68]);4;IF(ISTEXT([.F6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avoid conflic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69]);1;IF(ISTEXT([.C69]);2;IF(ISTEXT([.D69]);3;IF(ISTEXT([.E69]);4;IF(ISTEXT([.F6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can be cynical and skpetical of others' expertis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70]);1;IF(ISTEXT([.C70]);2;IF(ISTEXT([.D70]);3;IF(ISTEXT([.E70]);4;IF(ISTEXT([.F7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independent and my own bos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1]);1;IF(ISTEXT([.C71]);2;IF(ISTEXT([.D71]);3;IF(ISTEXT([.E71]);4;IF(ISTEXT([.F7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extraverted and feel comfortable in crowd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72]);1;IF(ISTEXT([.C72]);2;IF(ISTEXT([.D72]);3;IF(ISTEXT([.E72]);4;IF(ISTEXT([.F7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be intuitive and idealistic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3]);1;IF(ISTEXT([.C73]);2;IF(ISTEXT([.D73]);3;IF(ISTEXT([.E73]);4;IF(ISTEXT([.F7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doubt those in authorit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74]);1;IF(ISTEXT([.C74]);2;IF(ISTEXT([.D74]);3;IF(ISTEXT([.E74]);4;IF(ISTEXT([.F7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worry about many things, especially inconsistenci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75]);1;IF(ISTEXT([.C75]);2;IF(ISTEXT([.D75]);3;IF(ISTEXT([.E75]);4;IF(ISTEXT([.F7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ll people exactly what I think and don't "pull punches"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76]);1;IF(ISTEXT([.C76]);2;IF(ISTEXT([.D76]);3;IF(ISTEXT([.E76]);4;IF(ISTEXT([.F76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requently finish projects early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formula="of:=IF(ISTEXT([.B77]);1;IF(ISTEXT([.C77]);2;IF(ISTEXT([.D77]);3;IF(ISTEXT([.E77]);4;IF(ISTEXT([.F77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ike to get along with people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formula="of:=IF(ISTEXT([.B78]);1;IF(ISTEXT([.C78]);2;IF(ISTEXT([.D78]);3;IF(ISTEXT([.E78]);4;IF(ISTEXT([.F78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nique and tend to be a bit of a non-conformist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formula="of:=IF(ISTEXT([.B79]);1;IF(ISTEXT([.C79]);2;IF(ISTEXT([.D79]);3;IF(ISTEXT([.E79]);4;IF(ISTEXT([.F79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supportive and a good listener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9" calcext:value-type="float">
            <text:p>9</text:p>
          </table:table-cell>
          <table:table-cell table:formula="of:=IF(ISTEXT([.B80]);1;IF(ISTEXT([.C80]);2;IF(ISTEXT([.D80]);3;IF(ISTEXT([.E80]);4;IF(ISTEXT([.F80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dislike loud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formula="of:=IF(ISTEXT([.B81]);1;IF(ISTEXT([.C81]);2;IF(ISTEXT([.D81]);3;IF(ISTEXT([.E81]);4;IF(ISTEXT([.F81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love adventure and new experienc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formula="of:=IF(ISTEXT([.B82]);1;IF(ISTEXT([.C82]);2;IF(ISTEXT([.D82]);3;IF(ISTEXT([.E82]);4;IF(ISTEXT([.F82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tend to follow the rul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formula="of:=IF(ISTEXT([.B83]);1;IF(ISTEXT([.C83]);2;IF(ISTEXT([.D83]);3;IF(ISTEXT([.E83]);4;IF(ISTEXT([.F83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am usually a bit more serious than other people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table:formula="of:=IF(ISTEXT([.B84]);1;IF(ISTEXT([.C84]);2;IF(ISTEXT([.D84]);3;IF(ISTEXT([.E84]);4;IF(ISTEXT([.F84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overindulge at times</text:p>
          </table:table-cell>
          <table:table-cell table:number-columns-repeated="5"/>
          <table:table-cell table:style-name="ce9" office:value-type="string" calcext:value-type="string">
            <text:p>|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table:formula="of:=IF(ISTEXT([.B85]);1;IF(ISTEXT([.C85]);2;IF(ISTEXT([.D85]);3;IF(ISTEXT([.E85]);4;IF(ISTEXT([.F85]);5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5"/>
          <table:table-cell table:number-columns-repeated="27"/>
          <table:table-cell table:style-name="Default"/>
          <table:table-cell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4">
          <table:table-cell table:style-name="ce11" office:value-type="string" calcext:value-type="string" table:number-columns-spanned="7" table:number-rows-spanned="1">
            <text:p>Items inspired by and paraphrased from “Personality Inventory” items in the book <text:span text:style-name="T2">The Enneagram Made Easy </text:span>by Renee Baron and Elizabeth Wagele, 1994.</text:p>
          </table:table-cell>
          <table:covered-table-cell table:number-columns-repeated="5" table:style-name="ce15"/>
          <table:covered-table-cell/>
          <table:table-cell table:number-columns-repeated="28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number-columns-repeated="33"/>
          <table:table-cell table:style-name="Default"/>
          <table:table-cell/>
        </table:table-row>
        <table:table-row table:style-name="ro5">
          <table:table-cell table:style-name="ce5" office:value-type="string" calcext:value-type="string">
            <text:p>Results appear below, starting on row 201</text:p>
          </table:table-cell>
          <table:table-cell table:number-columns-repeated="32"/>
          <table:table-cell table:style-name="Default"/>
          <table:table-cell/>
        </table:table-row>
        <table:table-row table:style-name="ro4" table:number-rows-repeated="2">
          <table:table-cell table:number-columns-repeated="33"/>
          <table:table-cell table:style-name="Default"/>
          <table:table-cell/>
        </table:table-row>
        <table:table-row table:style-name="ro4" table:number-rows-repeated="106">
          <table:table-cell table:number-columns-repeated="35"/>
        </table:table-row>
        <table:table-row table:style-name="ro2">
          <table:table-cell table:style-name="ce1" office:value-type="string" calcext:value-type="string">
            <text:p>Score:</text:p>
          </table:table-cell>
          <table:table-cell table:style-name="ce26" office:value-type="string" calcext:value-type="string">
            <text:p>Raw</text:p>
          </table:table-cell>
          <table:table-cell table:style-name="ce26" office:value-type="string" calcext:value-type="string">
            <text:p>Percent</text:p>
          </table:table-cell>
          <table:table-cell/>
          <table:table-cell table:style-name="ce26" office:value-type="string" calcext:value-type="string">
            <text:p>Percent</text:p>
          </table:table-cell>
          <table:table-cell table:style-name="ce26" office:value-type="string" calcext:value-type="string">
            <text:p>Top</text:p>
          </table:table-cell>
          <table:table-cell table:number-columns-repeated="29"/>
        </table:table-row>
        <table:table-row table:style-name="ro5">
          <table:table-cell table:style-name="ce16" office:value-type="string" calcext:value-type="string">
            <text:p>Type<text:span text:style-name="T3">¹</text:span></text:p>
          </table:table-cell>
          <table:table-cell table:style-name="ce26" office:value-type="string" calcext:value-type="string">
            <text:p>[9-45]<text:span text:style-name="T3">²</text:span></text:p>
          </table:table-cell>
          <table:table-cell table:style-name="ce26" office:value-type="string" calcext:value-type="string">
            <text:p>Of Type</text:p>
          </table:table-cell>
          <table:table-cell table:style-name="ce26" office:value-type="string" calcext:value-type="string">
            <text:p>Meaning</text:p>
          </table:table-cell>
          <table:table-cell table:style-name="ce26" office:value-type="string" calcext:value-type="string">
            <text:p>Of Total</text:p>
          </table:table-cell>
          <table:table-cell table:style-name="ce26" office:value-type="string" calcext:value-type="string">
            <text:p>Type(s)<text:span text:style-name="T3">³</text:span>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1: The Perfectionist</text:p>
          </table:table-cell>
          <table:table-cell table:style-name="ce27" table:formula="of:=SUM([.AI13];[.AI20];[.AI32];[.AI40];[.AI48];[.AI58];[.AI68];[.AI75];[.AI83])" office:value-type="float" office:value="0" calcext:value-type="float">
            <text:p>0</text:p>
          </table:table-cell>
          <table:table-cell table:style-name="ce30" table:formula="of:=([.B203]-9)*0.0277778" office:value-type="percentage" office:value="-0.2500002" calcext:value-type="percentage">
            <text:p>-25.00%</text:p>
          </table:table-cell>
          <table:table-cell table:style-name="ce27" table:formula="of:=IF([.C203]&lt;=0.2;&quot;Very Low&quot;;IF([.C203]&lt;=0.36;&quot;Low&quot;;IF([.C203]&lt;=0.46;&quot;A Little Low&quot;;IF([.C203]&lt;=0.53;&quot;Average&quot;;IF([.C203]&lt;=0.63;&quot;A Little High&quot;;IF([.C203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3]/[.C212])" office:value-type="percentage" office:value="0.111111111111111" calcext:value-type="percentage">
            <text:p>11.11%</text:p>
          </table:table-cell>
          <table:table-cell table:style-name="ce32" table:formula="of:=IF(MAX([.B203:.B211])&lt;=[.B203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2: The Helper</text:p>
          </table:table-cell>
          <table:table-cell table:style-name="ce27" table:formula="of:=SUM([.AI12];[.AI19];[.AI28];[.AI34];[.AI43];[.AI50];[.AI57];[.AI66];[.AI78])" office:value-type="float" office:value="0" calcext:value-type="float">
            <text:p>0</text:p>
          </table:table-cell>
          <table:table-cell table:style-name="ce30" table:formula="of:=([.B204]-9)*0.0277778" office:value-type="percentage" office:value="-0.2500002" calcext:value-type="percentage">
            <text:p>-25.00%</text:p>
          </table:table-cell>
          <table:table-cell table:style-name="ce27" table:formula="of:=IF([.C204]&lt;=0.2;&quot;Very Low&quot;;IF([.C204]&lt;=0.36;&quot;Low&quot;;IF([.C204]&lt;=0.46;&quot;A Little Low&quot;;IF([.C204]&lt;=0.53;&quot;Average&quot;;IF([.C204]&lt;=0.63;&quot;A Little High&quot;;IF([.C204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4]/[.C212])" office:value-type="percentage" office:value="0.111111111111111" calcext:value-type="percentage">
            <text:p>11.11%</text:p>
          </table:table-cell>
          <table:table-cell table:style-name="ce32" table:formula="of:=IF(MAX([.B203:.B211])&lt;=[.B204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3: The Achiever</text:p>
          </table:table-cell>
          <table:table-cell table:style-name="ce27" table:formula="of:=SUM([.AI7];[.AI17];[.AI23];[.AI30];[.AI39];[.AI49];[.AI59];[.AI67];[.AI77])" office:value-type="float" office:value="0" calcext:value-type="float">
            <text:p>0</text:p>
          </table:table-cell>
          <table:table-cell table:style-name="ce30" table:formula="of:=([.B205]-9)*0.0277778" office:value-type="percentage" office:value="-0.2500002" calcext:value-type="percentage">
            <text:p>-25.00%</text:p>
          </table:table-cell>
          <table:table-cell table:style-name="ce27" table:formula="of:=IF([.C205]&lt;=0.2;&quot;Very Low&quot;;IF([.C205]&lt;=0.36;&quot;Low&quot;;IF([.C205]&lt;=0.46;&quot;A Little Low&quot;;IF([.C205]&lt;=0.53;&quot;Average&quot;;IF([.C205]&lt;=0.63;&quot;A Little High&quot;;IF([.C205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5]/[.C212])" office:value-type="percentage" office:value="0.111111111111111" calcext:value-type="percentage">
            <text:p>11.11%</text:p>
          </table:table-cell>
          <table:table-cell table:style-name="ce32" table:formula="of:=IF(MAX([.B203:.B211])&lt;=[.B205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4: The Romantic</text:p>
          </table:table-cell>
          <table:table-cell table:style-name="ce27" table:formula="of:=SUM([.AI9];[.AI21];[.AI29];[.AI36];[.AI44];[.AI54];[.AI63];[.AI73];[.AI79])" office:value-type="float" office:value="0" calcext:value-type="float">
            <text:p>0</text:p>
          </table:table-cell>
          <table:table-cell table:style-name="ce30" table:formula="of:=([.B206]-9)*0.0277778" office:value-type="percentage" office:value="-0.2500002" calcext:value-type="percentage">
            <text:p>-25.00%</text:p>
          </table:table-cell>
          <table:table-cell table:style-name="ce27" table:formula="of:=IF([.C206]&lt;=0.2;&quot;Very Low&quot;;IF([.C206]&lt;=0.36;&quot;Low&quot;;IF([.C206]&lt;=0.46;&quot;A Little Low&quot;;IF([.C206]&lt;=0.53;&quot;Average&quot;;IF([.C206]&lt;=0.63;&quot;A Little High&quot;;IF([.C206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6]/[.C212])" office:value-type="percentage" office:value="0.111111111111111" calcext:value-type="percentage">
            <text:p>11.11%</text:p>
          </table:table-cell>
          <table:table-cell table:style-name="ce32" table:formula="of:=IF(MAX([.B203:.B211])&lt;=[.B206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5: The Observer</text:p>
          </table:table-cell>
          <table:table-cell table:style-name="ce27" table:formula="of:=SUM([.AI5];[.AI16];[.AI27];[.AI35];[.AI45];[.AI53];[.AI61];[.AI70];[.AI81])" office:value-type="float" office:value="0" calcext:value-type="float">
            <text:p>0</text:p>
          </table:table-cell>
          <table:table-cell table:style-name="ce30" table:formula="of:=([.B207]-9)*0.0277778" office:value-type="percentage" office:value="-0.2500002" calcext:value-type="percentage">
            <text:p>-25.00%</text:p>
          </table:table-cell>
          <table:table-cell table:style-name="ce27" table:formula="of:=IF([.C207]&lt;=0.2;&quot;Very Low&quot;;IF([.C207]&lt;=0.36;&quot;Low&quot;;IF([.C207]&lt;=0.46;&quot;A Little Low&quot;;IF([.C207]&lt;=0.53;&quot;Average&quot;;IF([.C207]&lt;=0.63;&quot;A Little High&quot;;IF([.C207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7]/[.C212])" office:value-type="percentage" office:value="0.111111111111111" calcext:value-type="percentage">
            <text:p>11.11%</text:p>
          </table:table-cell>
          <table:table-cell table:style-name="ce32" table:formula="of:=IF(MAX([.B203:.B211])&lt;=[.B207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6: The Questioner</text:p>
          </table:table-cell>
          <table:table-cell table:style-name="ce27" table:formula="of:=SUM([.AI8];[.AI15];[.AI24];[.AI33];[.AI41];[.AI51];[.AI65];[.AI74];[.AI84])" office:value-type="float" office:value="0" calcext:value-type="float">
            <text:p>0</text:p>
          </table:table-cell>
          <table:table-cell table:style-name="ce30" table:formula="of:=([.B208]-9)*0.0277778" office:value-type="percentage" office:value="-0.2500002" calcext:value-type="percentage">
            <text:p>-25.00%</text:p>
          </table:table-cell>
          <table:table-cell table:style-name="ce27" table:formula="of:=IF([.C208]&lt;=0.2;&quot;Very Low&quot;;IF([.C208]&lt;=0.36;&quot;Low&quot;;IF([.C208]&lt;=0.46;&quot;A Little Low&quot;;IF([.C208]&lt;=0.53;&quot;Average&quot;;IF([.C208]&lt;=0.63;&quot;A Little High&quot;;IF([.C208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8]/[.C212])" office:value-type="percentage" office:value="0.111111111111111" calcext:value-type="percentage">
            <text:p>11.11%</text:p>
          </table:table-cell>
          <table:table-cell table:style-name="ce32" table:formula="of:=IF(MAX([.B203:.B211])&lt;=[.B208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7: The Adventurer</text:p>
          </table:table-cell>
          <table:table-cell table:style-name="ce27" table:formula="of:=SUM([.AI11];[.AI18];[.AI26];[.AI38];[.AI47];[.AI55];[.AI64];[.AI72];[.AI82])" office:value-type="float" office:value="0" calcext:value-type="float">
            <text:p>0</text:p>
          </table:table-cell>
          <table:table-cell table:style-name="ce30" table:formula="of:=([.B209]-9)*0.0277778" office:value-type="percentage" office:value="-0.2500002" calcext:value-type="percentage">
            <text:p>-25.00%</text:p>
          </table:table-cell>
          <table:table-cell table:style-name="ce27" table:formula="of:=IF([.C209]&lt;=0.2;&quot;Very Low&quot;;IF([.C209]&lt;=0.36;&quot;Low&quot;;IF([.C209]&lt;=0.46;&quot;A Little Low&quot;;IF([.C209]&lt;=0.53;&quot;Average&quot;;IF([.C209]&lt;=0.63;&quot;A Little High&quot;;IF([.C209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09]/[.C212])" office:value-type="percentage" office:value="0.111111111111111" calcext:value-type="percentage">
            <text:p>11.11%</text:p>
          </table:table-cell>
          <table:table-cell table:style-name="ce32" table:formula="of:=IF(MAX([.B203:.B211])&lt;=[.B209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2" office:value-type="string" calcext:value-type="string">
            <text:p>8: The Asserter</text:p>
          </table:table-cell>
          <table:table-cell table:style-name="ce27" table:formula="of:=SUM([.AI10];[.AI22];[.AI31];[.AI42];[.AI52];[.AI60];[.AI71];[.AI76];[.AI85])" office:value-type="float" office:value="0" calcext:value-type="float">
            <text:p>0</text:p>
          </table:table-cell>
          <table:table-cell table:style-name="ce30" table:formula="of:=([.B210]-9)*0.0277778" office:value-type="percentage" office:value="-0.2500002" calcext:value-type="percentage">
            <text:p>-25.00%</text:p>
          </table:table-cell>
          <table:table-cell table:style-name="ce27" table:formula="of:=IF([.C210]&lt;=0.2;&quot;Very Low&quot;;IF([.C210]&lt;=0.36;&quot;Low&quot;;IF([.C210]&lt;=0.46;&quot;A Little Low&quot;;IF([.C210]&lt;=0.53;&quot;Average&quot;;IF([.C210]&lt;=0.63;&quot;A Little High&quot;;IF([.C210]&lt;=0.79;&quot;High&quot;;&quot;Very High&quot;))))))" office:value-type="string" office:string-value="Very Low" calcext:value-type="string">
            <text:p>Very Low</text:p>
          </table:table-cell>
          <table:table-cell table:style-name="ce30" table:formula="of:=([.C210]/[.C212])" office:value-type="percentage" office:value="0.111111111111111" calcext:value-type="percentage">
            <text:p>11.11%</text:p>
          </table:table-cell>
          <table:table-cell table:style-name="ce32" table:formula="of:=IF(MAX([.B203:.B211])&lt;=[.B210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23" office:value-type="string" calcext:value-type="string">
            <text:p>9: The Peacemaker</text:p>
          </table:table-cell>
          <table:table-cell table:style-name="ce28" table:formula="of:=SUM([.AI6];[.AI14];[.AI25];[.AI37];[.AI46];[.AI56];[.AI62];[.AI69];[.AI80])" office:value-type="float" office:value="0" calcext:value-type="float">
            <text:p>0</text:p>
          </table:table-cell>
          <table:table-cell table:style-name="ce31" table:formula="of:=([.B211]-9)*0.0277778" office:value-type="percentage" office:value="-0.2500002" calcext:value-type="percentage">
            <text:p>-25.00%</text:p>
          </table:table-cell>
          <table:table-cell table:style-name="ce28" table:formula="of:=IF([.C211]&lt;=0.2;&quot;Very Low&quot;;IF([.C211]&lt;=0.36;&quot;Low&quot;;IF([.C211]&lt;=0.46;&quot;A Little Low&quot;;IF([.C211]&lt;=0.53;&quot;Average&quot;;IF([.C211]&lt;=0.63;&quot;A Little High&quot;;IF([.C211]&lt;=0.79;&quot;High&quot;;&quot;Very High&quot;))))))" office:value-type="string" office:string-value="Very Low" calcext:value-type="string">
            <text:p>Very Low</text:p>
          </table:table-cell>
          <table:table-cell table:style-name="ce31" table:formula="of:=([.C211]/[.C212])" office:value-type="percentage" office:value="0.111111111111111" calcext:value-type="percentage">
            <text:p>11.11%</text:p>
          </table:table-cell>
          <table:table-cell table:style-name="ce32" table:formula="of:=IF(MAX([.B207:.B215])&lt;=[.B211];&quot;*&quot;;&quot;&quot;)" office:value-type="string" office:string-value="*" calcext:value-type="string">
            <text:p>*</text:p>
          </table:table-cell>
          <table:table-cell table:number-columns-repeated="29"/>
        </table:table-row>
        <table:table-row table:style-name="ro5">
          <table:table-cell table:style-name="ce19" office:value-type="string" calcext:value-type="string">
            <text:p>Totals</text:p>
          </table:table-cell>
          <table:table-cell table:style-name="ce29"/>
          <table:table-cell table:style-name="ce32" table:formula="of:=SUM([.C203:.C211])" office:value-type="percentage" office:value="-2.2500018" calcext:value-type="percentage">
            <text:p>-225.00%</text:p>
          </table:table-cell>
          <table:table-cell table:style-name="ce29"/>
          <table:table-cell table:style-name="ce32" table:formula="of:=SUM([.E203:.E211])" office:value-type="percentage" office:value="1" calcext:value-type="percentage">
            <text:p>100.00%</text:p>
          </table:table-cell>
          <table:table-cell table:style-name="ce29"/>
          <table:table-cell table:number-columns-repeated="29"/>
        </table:table-row>
        <table:table-row table:style-name="ro4" table:number-rows-repeated="2">
          <table:table-cell table:number-columns-repeated="35"/>
        </table:table-row>
        <table:table-row table:style-name="ro4">
          <table:table-cell table:style-name="ce20" office:value-type="string" calcext:value-type="string" table:number-columns-spanned="6" table:number-rows-spanned="1">
            <text:p>¹ Type names come from the book <text:span text:style-name="T2">The Enneagram Made Easy</text:span> by Renee Baron and Elizabeth Wagele, 1994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<text:span text:style-name="T4">² With (81/9)=9 items for each type, the Lowest possible Raw Score is (9*1)=</text:span>9, and the Highest possible Raw Score is (9*5)=45.</text:p>
          </table:table-cell>
          <table:covered-table-cell table:number-columns-repeated="5" table:style-name="ce15"/>
          <table:table-cell table:number-columns-repeated="29"/>
        </table:table-row>
        <table:table-row table:style-name="ro4">
          <table:table-cell table:style-name="ce21" office:value-type="string" calcext:value-type="string" table:number-columns-spanned="6" table:number-rows-spanned="1">
            <text:p>³ A tie is unlikely, but possible. <text:s/>To break a tie, refine your answers or find a questionnaire with more items.</text:p>
          </table:table-cell>
          <table:covered-table-cell table:number-columns-repeated="5" table:style-name="ce15"/>
          <table:table-cell table:number-columns-repeated="29"/>
        </table:table-row>
        <table:table-row table:style-name="ro4" table:number-rows-repeated="1048358">
          <table:table-cell table:number-columns-repeated="35"/>
        </table:table-row>
        <table:table-row table:style-name="ro4">
          <table:table-cell table:number-columns-repeated="35"/>
        </table:table-row>
      </table:table>
      <table:named-expressions/>
      <table:database-ranges>
        <table:database-range table:name="__Anonymous_Sheet_DB__0" table:target-range-address="'items-3'.A9:'items-3'.B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 style:data-style-name="N2" text:time-value="11:14:32.253712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5T11:30:36.319817597</dc:date>
    <meta:editing-duration>P3DT3H47M1S</meta:editing-duration>
    <meta:editing-cycles>91</meta:editing-cycles>
    <meta:generator>LibreOffice/6.4.7.2$Linux_X86_64 LibreOffice_project/40$Build-2</meta:generator>
    <meta:document-statistic meta:table-count="1" meta:cell-count="414" meta:object-count="0"/>
  </office:meta>
</office:document-meta>
</file>